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57mm"/>
    </style:style>
    <style:style style:name="co2" style:family="table-column">
      <style:table-column-properties fo:break-before="auto" style:column-width="17.27mm"/>
    </style:style>
    <style:style style:name="co3" style:family="table-column">
      <style:table-column-properties fo:break-before="auto" style:column-width="18.1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_1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RAM C#</text:p>
          </table:table-cell>
          <table:table-cell office:value-type="string" calcext:value-type="string">
            <text:p>RAM C</text:p>
          </table:table-cell>
          <table:table-cell office:value-type="string" calcext:value-type="string">
            <text:p>RAM C++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223104" calcext:value-type="float">
            <text:p>18223104</text:p>
          </table:table-cell>
          <table:table-cell office:value-type="float" office:value="1740800" calcext:value-type="float">
            <text:p>1740800</text:p>
          </table:table-cell>
          <table:table-cell office:value-type="float" office:value="6623232" calcext:value-type="float">
            <text:p>66232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226624" calcext:value-type="float">
            <text:p>19226624</text:p>
          </table:table-cell>
          <table:table-cell office:value-type="float" office:value="1740800" calcext:value-type="float">
            <text:p>1740800</text:p>
          </table:table-cell>
          <table:table-cell office:value-type="float" office:value="7061504" calcext:value-type="float">
            <text:p>70615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230144" calcext:value-type="float">
            <text:p>20230144</text:p>
          </table:table-cell>
          <table:table-cell office:value-type="float" office:value="1740800" calcext:value-type="float">
            <text:p>1740800</text:p>
          </table:table-cell>
          <table:table-cell office:value-type="float" office:value="7065600" calcext:value-type="float">
            <text:p>70656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124800" calcext:value-type="float">
            <text:p>18124800</text:p>
          </table:table-cell>
          <table:table-cell office:value-type="float" office:value="1740800" calcext:value-type="float">
            <text:p>1740800</text:p>
          </table:table-cell>
          <table:table-cell office:value-type="float" office:value="7069696" calcext:value-type="float">
            <text:p>70696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128320" calcext:value-type="float">
            <text:p>19128320</text:p>
          </table:table-cell>
          <table:table-cell office:value-type="float" office:value="1740800" calcext:value-type="float">
            <text:p>1740800</text:p>
          </table:table-cell>
          <table:table-cell office:value-type="float" office:value="7069696" calcext:value-type="float">
            <text:p>70696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27744" calcext:value-type="float">
            <text:p>20127744</text:p>
          </table:table-cell>
          <table:table-cell office:value-type="float" office:value="1740800" calcext:value-type="float">
            <text:p>1740800</text:p>
          </table:table-cell>
          <table:table-cell office:value-type="float" office:value="7069696" calcext:value-type="float">
            <text:p>70696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928192" calcext:value-type="float">
            <text:p>17928192</text:p>
          </table:table-cell>
          <table:table-cell office:value-type="float" office:value="1740800" calcext:value-type="float">
            <text:p>1740800</text:p>
          </table:table-cell>
          <table:table-cell office:value-type="float" office:value="7069696" calcext:value-type="float">
            <text:p>70696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927616" calcext:value-type="float">
            <text:p>18927616</text:p>
          </table:table-cell>
          <table:table-cell office:value-type="float" office:value="1740800" calcext:value-type="float">
            <text:p>1740800</text:p>
          </table:table-cell>
          <table:table-cell office:value-type="float" office:value="7069696" calcext:value-type="float">
            <text:p>70696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927040" calcext:value-type="float">
            <text:p>19927040</text:p>
          </table:table-cell>
          <table:table-cell office:value-type="float" office:value="1740800" calcext:value-type="float">
            <text:p>1740800</text:p>
          </table:table-cell>
          <table:table-cell office:value-type="float" office:value="7069696" calcext:value-type="float">
            <text:p>70696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727488" calcext:value-type="float">
            <text:p>17727488</text:p>
          </table:table-cell>
          <table:table-cell office:value-type="float" office:value="1740800" calcext:value-type="float">
            <text:p>1740800</text:p>
          </table:table-cell>
          <table:table-cell office:value-type="float" office:value="7069696" calcext:value-type="float">
            <text:p>706969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726912" calcext:value-type="float">
            <text:p>18726912</text:p>
          </table:table-cell>
          <table:table-cell office:value-type="float" office:value="1740800" calcext:value-type="float">
            <text:p>1740800</text:p>
          </table:table-cell>
          <table:table-cell office:value-type="float" office:value="7069696" calcext:value-type="float">
            <text:p>70696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726336" calcext:value-type="float">
            <text:p>19726336</text:p>
          </table:table-cell>
          <table:table-cell office:value-type="float" office:value="1740800" calcext:value-type="float">
            <text:p>1740800</text:p>
          </table:table-cell>
          <table:table-cell office:value-type="float" office:value="7069696" calcext:value-type="float">
            <text:p>70696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526784" calcext:value-type="float">
            <text:p>17526784</text:p>
          </table:table-cell>
          <table:table-cell office:value-type="float" office:value="1740800" calcext:value-type="float">
            <text:p>1740800</text:p>
          </table:table-cell>
          <table:table-cell office:value-type="float" office:value="7069696" calcext:value-type="float">
            <text:p>706969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526208" calcext:value-type="float">
            <text:p>18526208</text:p>
          </table:table-cell>
          <table:table-cell office:value-type="float" office:value="1740800" calcext:value-type="float">
            <text:p>1740800</text:p>
          </table:table-cell>
          <table:table-cell office:value-type="float" office:value="7069696" calcext:value-type="float">
            <text:p>70696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529728" calcext:value-type="float">
            <text:p>19529728</text:p>
          </table:table-cell>
          <table:table-cell office:value-type="float" office:value="1740800" calcext:value-type="float">
            <text:p>1740800</text:p>
          </table:table-cell>
          <table:table-cell office:value-type="float" office:value="7069696" calcext:value-type="float">
            <text:p>70696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358848" calcext:value-type="float">
            <text:p>17358848</text:p>
          </table:table-cell>
          <table:table-cell office:value-type="float" office:value="1740800" calcext:value-type="float">
            <text:p>1740800</text:p>
          </table:table-cell>
          <table:table-cell office:value-type="float" office:value="7069696" calcext:value-type="float">
            <text:p>706969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325504" calcext:value-type="float">
            <text:p>18325504</text:p>
          </table:table-cell>
          <table:table-cell office:value-type="float" office:value="1740800" calcext:value-type="float">
            <text:p>1740800</text:p>
          </table:table-cell>
          <table:table-cell office:value-type="float" office:value="7069696" calcext:value-type="float">
            <text:p>706969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329024" calcext:value-type="float">
            <text:p>19329024</text:p>
          </table:table-cell>
          <table:table-cell office:value-type="float" office:value="1740800" calcext:value-type="float">
            <text:p>1740800</text:p>
          </table:table-cell>
          <table:table-cell office:value-type="float" office:value="7069696" calcext:value-type="float">
            <text:p>706969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328448" calcext:value-type="float">
            <text:p>20328448</text:p>
          </table:table-cell>
          <table:table-cell office:value-type="float" office:value="1740800" calcext:value-type="float">
            <text:p>1740800</text:p>
          </table:table-cell>
          <table:table-cell office:value-type="float" office:value="7069696" calcext:value-type="float">
            <text:p>70696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124800" calcext:value-type="float">
            <text:p>18124800</text:p>
          </table:table-cell>
          <table:table-cell office:value-type="float" office:value="1740800" calcext:value-type="float">
            <text:p>1740800</text:p>
          </table:table-cell>
          <table:table-cell office:value-type="float" office:value="7069696" calcext:value-type="float">
            <text:p>706969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128320" calcext:value-type="float">
            <text:p>19128320</text:p>
          </table:table-cell>
          <table:table-cell office:value-type="float" office:value="1740800" calcext:value-type="float">
            <text:p>1740800</text:p>
          </table:table-cell>
          <table:table-cell office:value-type="float" office:value="7069696" calcext:value-type="float">
            <text:p>706969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127744" calcext:value-type="float">
            <text:p>20127744</text:p>
          </table:table-cell>
          <table:table-cell office:value-type="float" office:value="1740800" calcext:value-type="float">
            <text:p>1740800</text:p>
          </table:table-cell>
          <table:table-cell office:value-type="float" office:value="7069696" calcext:value-type="float">
            <text:p>706969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928192" calcext:value-type="float">
            <text:p>17928192</text:p>
          </table:table-cell>
          <table:table-cell office:value-type="float" office:value="1740800" calcext:value-type="float">
            <text:p>1740800</text:p>
          </table:table-cell>
          <table:table-cell office:value-type="float" office:value="7069696" calcext:value-type="float">
            <text:p>706969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927616" calcext:value-type="float">
            <text:p>18927616</text:p>
          </table:table-cell>
          <table:table-cell office:value-type="float" office:value="1740800" calcext:value-type="float">
            <text:p>1740800</text:p>
          </table:table-cell>
          <table:table-cell office:value-type="float" office:value="7069696" calcext:value-type="float">
            <text:p>706969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927040" calcext:value-type="float">
            <text:p>19927040</text:p>
          </table:table-cell>
          <table:table-cell office:value-type="float" office:value="1740800" calcext:value-type="float">
            <text:p>1740800</text:p>
          </table:table-cell>
          <table:table-cell office:value-type="float" office:value="7069696" calcext:value-type="float">
            <text:p>706969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7727488" calcext:value-type="float">
            <text:p>17727488</text:p>
          </table:table-cell>
          <table:table-cell office:value-type="float" office:value="1740800" calcext:value-type="float">
            <text:p>1740800</text:p>
          </table:table-cell>
          <table:table-cell office:value-type="float" office:value="7069696" calcext:value-type="float">
            <text:p>706969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726912" calcext:value-type="float">
            <text:p>18726912</text:p>
          </table:table-cell>
          <table:table-cell office:value-type="float" office:value="1740800" calcext:value-type="float">
            <text:p>1740800</text:p>
          </table:table-cell>
          <table:table-cell office:value-type="float" office:value="7069696" calcext:value-type="float">
            <text:p>706969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9726336" calcext:value-type="float">
            <text:p>19726336</text:p>
          </table:table-cell>
          <table:table-cell office:value-type="float" office:value="1740800" calcext:value-type="float">
            <text:p>1740800</text:p>
          </table:table-cell>
          <table:table-cell office:value-type="float" office:value="7069696" calcext:value-type="float">
            <text:p>706969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7526784" calcext:value-type="float">
            <text:p>17526784</text:p>
          </table:table-cell>
          <table:table-cell office:value-type="float" office:value="1740800" calcext:value-type="float">
            <text:p>1740800</text:p>
          </table:table-cell>
          <table:table-cell office:value-type="float" office:value="7069696" calcext:value-type="float">
            <text:p>706969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587648" calcext:value-type="float">
            <text:p>18587648</text:p>
          </table:table-cell>
          <table:table-cell office:value-type="float" office:value="1703936" calcext:value-type="float">
            <text:p>1703936</text:p>
          </table:table-cell>
          <table:table-cell office:value-type="float" office:value="7139328" calcext:value-type="float">
            <text:p>713932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9591168" calcext:value-type="float">
            <text:p>19591168</text:p>
          </table:table-cell>
          <table:table-cell office:value-type="float" office:value="1703936" calcext:value-type="float">
            <text:p>1703936</text:p>
          </table:table-cell>
          <table:table-cell office:value-type="float" office:value="7139328" calcext:value-type="float">
            <text:p>713932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420288" calcext:value-type="float">
            <text:p>17420288</text:p>
          </table:table-cell>
          <table:table-cell office:value-type="float" office:value="1703936" calcext:value-type="float">
            <text:p>1703936</text:p>
          </table:table-cell>
          <table:table-cell office:value-type="float" office:value="7139328" calcext:value-type="float">
            <text:p>713932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8386944" calcext:value-type="float">
            <text:p>18386944</text:p>
          </table:table-cell>
          <table:table-cell office:value-type="float" office:value="1703936" calcext:value-type="float">
            <text:p>1703936</text:p>
          </table:table-cell>
          <table:table-cell office:value-type="float" office:value="7139328" calcext:value-type="float">
            <text:p>713932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390464" calcext:value-type="float">
            <text:p>19390464</text:p>
          </table:table-cell>
          <table:table-cell office:value-type="float" office:value="1703936" calcext:value-type="float">
            <text:p>1703936</text:p>
          </table:table-cell>
          <table:table-cell office:value-type="float" office:value="7139328" calcext:value-type="float">
            <text:p>713932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389888" calcext:value-type="float">
            <text:p>20389888</text:p>
          </table:table-cell>
          <table:table-cell office:value-type="float" office:value="1703936" calcext:value-type="float">
            <text:p>1703936</text:p>
          </table:table-cell>
          <table:table-cell office:value-type="float" office:value="7139328" calcext:value-type="float">
            <text:p>713932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8186240" calcext:value-type="float">
            <text:p>18186240</text:p>
          </table:table-cell>
          <table:table-cell office:value-type="float" office:value="1703936" calcext:value-type="float">
            <text:p>1703936</text:p>
          </table:table-cell>
          <table:table-cell office:value-type="float" office:value="7139328" calcext:value-type="float">
            <text:p>713932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189760" calcext:value-type="float">
            <text:p>19189760</text:p>
          </table:table-cell>
          <table:table-cell office:value-type="float" office:value="1703936" calcext:value-type="float">
            <text:p>1703936</text:p>
          </table:table-cell>
          <table:table-cell office:value-type="float" office:value="7139328" calcext:value-type="float">
            <text:p>713932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189184" calcext:value-type="float">
            <text:p>20189184</text:p>
          </table:table-cell>
          <table:table-cell office:value-type="float" office:value="1703936" calcext:value-type="float">
            <text:p>1703936</text:p>
          </table:table-cell>
          <table:table-cell office:value-type="float" office:value="7139328" calcext:value-type="float">
            <text:p>713932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7989632" calcext:value-type="float">
            <text:p>17989632</text:p>
          </table:table-cell>
          <table:table-cell office:value-type="float" office:value="1703936" calcext:value-type="float">
            <text:p>1703936</text:p>
          </table:table-cell>
          <table:table-cell office:value-type="float" office:value="7139328" calcext:value-type="float">
            <text:p>713932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989056" calcext:value-type="float">
            <text:p>18989056</text:p>
          </table:table-cell>
          <table:table-cell office:value-type="float" office:value="1703936" calcext:value-type="float">
            <text:p>1703936</text:p>
          </table:table-cell>
          <table:table-cell office:value-type="float" office:value="7139328" calcext:value-type="float">
            <text:p>713932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9988480" calcext:value-type="float">
            <text:p>19988480</text:p>
          </table:table-cell>
          <table:table-cell office:value-type="float" office:value="1703936" calcext:value-type="float">
            <text:p>1703936</text:p>
          </table:table-cell>
          <table:table-cell office:value-type="float" office:value="7139328" calcext:value-type="float">
            <text:p>713932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7788928" calcext:value-type="float">
            <text:p>17788928</text:p>
          </table:table-cell>
          <table:table-cell office:value-type="float" office:value="1703936" calcext:value-type="float">
            <text:p>1703936</text:p>
          </table:table-cell>
          <table:table-cell office:value-type="float" office:value="7139328" calcext:value-type="float">
            <text:p>713932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8788352" calcext:value-type="float">
            <text:p>18788352</text:p>
          </table:table-cell>
          <table:table-cell office:value-type="float" office:value="1703936" calcext:value-type="float">
            <text:p>1703936</text:p>
          </table:table-cell>
          <table:table-cell office:value-type="float" office:value="7139328" calcext:value-type="float">
            <text:p>713932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9890176" calcext:value-type="float">
            <text:p>19890176</text:p>
          </table:table-cell>
          <table:table-cell office:value-type="float" office:value="1703936" calcext:value-type="float">
            <text:p>1703936</text:p>
          </table:table-cell>
          <table:table-cell office:value-type="float" office:value="7139328" calcext:value-type="float">
            <text:p>713932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7588224" calcext:value-type="float">
            <text:p>17588224</text:p>
          </table:table-cell>
          <table:table-cell office:value-type="float" office:value="1703936" calcext:value-type="float">
            <text:p>1703936</text:p>
          </table:table-cell>
          <table:table-cell office:value-type="float" office:value="7139328" calcext:value-type="float">
            <text:p>713932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8587648" calcext:value-type="float">
            <text:p>18587648</text:p>
          </table:table-cell>
          <table:table-cell office:value-type="float" office:value="1703936" calcext:value-type="float">
            <text:p>1703936</text:p>
          </table:table-cell>
          <table:table-cell office:value-type="float" office:value="7139328" calcext:value-type="float">
            <text:p>713932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9591168" calcext:value-type="float">
            <text:p>19591168</text:p>
          </table:table-cell>
          <table:table-cell office:value-type="float" office:value="1703936" calcext:value-type="float">
            <text:p>1703936</text:p>
          </table:table-cell>
          <table:table-cell office:value-type="float" office:value="7139328" calcext:value-type="float">
            <text:p>713932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420288" calcext:value-type="float">
            <text:p>17420288</text:p>
          </table:table-cell>
          <table:table-cell office:value-type="float" office:value="1703936" calcext:value-type="float">
            <text:p>1703936</text:p>
          </table:table-cell>
          <table:table-cell office:value-type="float" office:value="7139328" calcext:value-type="float">
            <text:p>713932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386944" calcext:value-type="float">
            <text:p>18386944</text:p>
          </table:table-cell>
          <table:table-cell office:value-type="float" office:value="1703936" calcext:value-type="float">
            <text:p>1703936</text:p>
          </table:table-cell>
          <table:table-cell office:value-type="float" office:value="7139328" calcext:value-type="float">
            <text:p>713932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390464" calcext:value-type="float">
            <text:p>19390464</text:p>
          </table:table-cell>
          <table:table-cell office:value-type="float" office:value="1703936" calcext:value-type="float">
            <text:p>1703936</text:p>
          </table:table-cell>
          <table:table-cell office:value-type="float" office:value="7139328" calcext:value-type="float">
            <text:p>713932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389888" calcext:value-type="float">
            <text:p>20389888</text:p>
          </table:table-cell>
          <table:table-cell office:value-type="float" office:value="1703936" calcext:value-type="float">
            <text:p>1703936</text:p>
          </table:table-cell>
          <table:table-cell office:value-type="float" office:value="7139328" calcext:value-type="float">
            <text:p>713932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8186240" calcext:value-type="float">
            <text:p>18186240</text:p>
          </table:table-cell>
          <table:table-cell office:value-type="float" office:value="1703936" calcext:value-type="float">
            <text:p>1703936</text:p>
          </table:table-cell>
          <table:table-cell office:value-type="float" office:value="7139328" calcext:value-type="float">
            <text:p>713932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9189760" calcext:value-type="float">
            <text:p>19189760</text:p>
          </table:table-cell>
          <table:table-cell office:value-type="float" office:value="1703936" calcext:value-type="float">
            <text:p>1703936</text:p>
          </table:table-cell>
          <table:table-cell office:value-type="float" office:value="7139328" calcext:value-type="float">
            <text:p>713932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189184" calcext:value-type="float">
            <text:p>20189184</text:p>
          </table:table-cell>
          <table:table-cell office:value-type="float" office:value="1703936" calcext:value-type="float">
            <text:p>1703936</text:p>
          </table:table-cell>
          <table:table-cell office:value-type="float" office:value="7139328" calcext:value-type="float">
            <text:p>713932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7989632" calcext:value-type="float">
            <text:p>17989632</text:p>
          </table:table-cell>
          <table:table-cell office:value-type="float" office:value="1703936" calcext:value-type="float">
            <text:p>1703936</text:p>
          </table:table-cell>
          <table:table-cell office:value-type="float" office:value="7139328" calcext:value-type="float">
            <text:p>713932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8989056" calcext:value-type="float">
            <text:p>18989056</text:p>
          </table:table-cell>
          <table:table-cell office:value-type="float" office:value="1703936" calcext:value-type="float">
            <text:p>1703936</text:p>
          </table:table-cell>
          <table:table-cell office:value-type="float" office:value="7139328" calcext:value-type="float">
            <text:p>713932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9988480" calcext:value-type="float">
            <text:p>19988480</text:p>
          </table:table-cell>
          <table:table-cell office:value-type="float" office:value="1703936" calcext:value-type="float">
            <text:p>1703936</text:p>
          </table:table-cell>
          <table:table-cell office:value-type="float" office:value="7139328" calcext:value-type="float">
            <text:p>713932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7788928" calcext:value-type="float">
            <text:p>17788928</text:p>
          </table:table-cell>
          <table:table-cell office:value-type="float" office:value="1703936" calcext:value-type="float">
            <text:p>1703936</text:p>
          </table:table-cell>
          <table:table-cell office:value-type="float" office:value="7139328" calcext:value-type="float">
            <text:p>713932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8788352" calcext:value-type="float">
            <text:p>18788352</text:p>
          </table:table-cell>
          <table:table-cell office:value-type="float" office:value="1703936" calcext:value-type="float">
            <text:p>1703936</text:p>
          </table:table-cell>
          <table:table-cell office:value-type="float" office:value="7139328" calcext:value-type="float">
            <text:p>713932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9730432" calcext:value-type="float">
            <text:p>19730432</text:p>
          </table:table-cell>
          <table:table-cell office:value-type="float" office:value="1703936" calcext:value-type="float">
            <text:p>1703936</text:p>
          </table:table-cell>
          <table:table-cell office:value-type="float" office:value="6905856" calcext:value-type="float">
            <text:p>690585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7530880" calcext:value-type="float">
            <text:p>17530880</text:p>
          </table:table-cell>
          <table:table-cell office:value-type="float" office:value="1703936" calcext:value-type="float">
            <text:p>1703936</text:p>
          </table:table-cell>
          <table:table-cell office:value-type="float" office:value="6905856" calcext:value-type="float">
            <text:p>690585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8530304" calcext:value-type="float">
            <text:p>18530304</text:p>
          </table:table-cell>
          <table:table-cell office:value-type="float" office:value="1703936" calcext:value-type="float">
            <text:p>1703936</text:p>
          </table:table-cell>
          <table:table-cell office:value-type="float" office:value="6905856" calcext:value-type="float">
            <text:p>690585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9533824" calcext:value-type="float">
            <text:p>19533824</text:p>
          </table:table-cell>
          <table:table-cell office:value-type="float" office:value="1703936" calcext:value-type="float">
            <text:p>1703936</text:p>
          </table:table-cell>
          <table:table-cell office:value-type="float" office:value="6905856" calcext:value-type="float">
            <text:p>690585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7362944" calcext:value-type="float">
            <text:p>17362944</text:p>
          </table:table-cell>
          <table:table-cell office:value-type="float" office:value="1703936" calcext:value-type="float">
            <text:p>1703936</text:p>
          </table:table-cell>
          <table:table-cell office:value-type="float" office:value="6905856" calcext:value-type="float">
            <text:p>690585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8432000" calcext:value-type="float">
            <text:p>18432000</text:p>
          </table:table-cell>
          <table:table-cell office:value-type="float" office:value="1703936" calcext:value-type="float">
            <text:p>1703936</text:p>
          </table:table-cell>
          <table:table-cell office:value-type="float" office:value="6905856" calcext:value-type="float">
            <text:p>690585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9431424" calcext:value-type="float">
            <text:p>19431424</text:p>
          </table:table-cell>
          <table:table-cell office:value-type="float" office:value="1703936" calcext:value-type="float">
            <text:p>1703936</text:p>
          </table:table-cell>
          <table:table-cell office:value-type="float" office:value="6905856" calcext:value-type="float">
            <text:p>690585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430848" calcext:value-type="float">
            <text:p>20430848</text:p>
          </table:table-cell>
          <table:table-cell office:value-type="float" office:value="1703936" calcext:value-type="float">
            <text:p>1703936</text:p>
          </table:table-cell>
          <table:table-cell office:value-type="float" office:value="6905856" calcext:value-type="float">
            <text:p>690585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8231296" calcext:value-type="float">
            <text:p>18231296</text:p>
          </table:table-cell>
          <table:table-cell office:value-type="float" office:value="1703936" calcext:value-type="float">
            <text:p>1703936</text:p>
          </table:table-cell>
          <table:table-cell office:value-type="float" office:value="6905856" calcext:value-type="float">
            <text:p>690585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9230720" calcext:value-type="float">
            <text:p>19230720</text:p>
          </table:table-cell>
          <table:table-cell office:value-type="float" office:value="1703936" calcext:value-type="float">
            <text:p>1703936</text:p>
          </table:table-cell>
          <table:table-cell office:value-type="float" office:value="6905856" calcext:value-type="float">
            <text:p>690585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234240" calcext:value-type="float">
            <text:p>20234240</text:p>
          </table:table-cell>
          <table:table-cell office:value-type="float" office:value="1703936" calcext:value-type="float">
            <text:p>1703936</text:p>
          </table:table-cell>
          <table:table-cell office:value-type="float" office:value="6905856" calcext:value-type="float">
            <text:p>690585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8030592" calcext:value-type="float">
            <text:p>18030592</text:p>
          </table:table-cell>
          <table:table-cell office:value-type="float" office:value="1703936" calcext:value-type="float">
            <text:p>1703936</text:p>
          </table:table-cell>
          <table:table-cell office:value-type="float" office:value="6905856" calcext:value-type="float">
            <text:p>690585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9030016" calcext:value-type="float">
            <text:p>19030016</text:p>
          </table:table-cell>
          <table:table-cell office:value-type="float" office:value="1703936" calcext:value-type="float">
            <text:p>1703936</text:p>
          </table:table-cell>
          <table:table-cell office:value-type="float" office:value="6905856" calcext:value-type="float">
            <text:p>690585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0033536" calcext:value-type="float">
            <text:p>20033536</text:p>
          </table:table-cell>
          <table:table-cell office:value-type="float" office:value="1703936" calcext:value-type="float">
            <text:p>1703936</text:p>
          </table:table-cell>
          <table:table-cell office:value-type="float" office:value="6905856" calcext:value-type="float">
            <text:p>690585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7829888" calcext:value-type="float">
            <text:p>17829888</text:p>
          </table:table-cell>
          <table:table-cell office:value-type="float" office:value="1703936" calcext:value-type="float">
            <text:p>1703936</text:p>
          </table:table-cell>
          <table:table-cell office:value-type="float" office:value="6905856" calcext:value-type="float">
            <text:p>690585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8833408" calcext:value-type="float">
            <text:p>18833408</text:p>
          </table:table-cell>
          <table:table-cell office:value-type="float" office:value="1703936" calcext:value-type="float">
            <text:p>1703936</text:p>
          </table:table-cell>
          <table:table-cell office:value-type="float" office:value="6905856" calcext:value-type="float">
            <text:p>690585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9832832" calcext:value-type="float">
            <text:p>19832832</text:p>
          </table:table-cell>
          <table:table-cell office:value-type="float" office:value="1703936" calcext:value-type="float">
            <text:p>1703936</text:p>
          </table:table-cell>
          <table:table-cell office:value-type="float" office:value="6905856" calcext:value-type="float">
            <text:p>690585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7629184" calcext:value-type="float">
            <text:p>17629184</text:p>
          </table:table-cell>
          <table:table-cell office:value-type="float" office:value="1703936" calcext:value-type="float">
            <text:p>1703936</text:p>
          </table:table-cell>
          <table:table-cell office:value-type="float" office:value="6905856" calcext:value-type="float">
            <text:p>690585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8632704" calcext:value-type="float">
            <text:p>18632704</text:p>
          </table:table-cell>
          <table:table-cell office:value-type="float" office:value="1703936" calcext:value-type="float">
            <text:p>1703936</text:p>
          </table:table-cell>
          <table:table-cell office:value-type="float" office:value="6905856" calcext:value-type="float">
            <text:p>690585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9632128" calcext:value-type="float">
            <text:p>19632128</text:p>
          </table:table-cell>
          <table:table-cell office:value-type="float" office:value="1703936" calcext:value-type="float">
            <text:p>1703936</text:p>
          </table:table-cell>
          <table:table-cell office:value-type="float" office:value="6905856" calcext:value-type="float">
            <text:p>690585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7428480" calcext:value-type="float">
            <text:p>17428480</text:p>
          </table:table-cell>
          <table:table-cell office:value-type="float" office:value="1703936" calcext:value-type="float">
            <text:p>1703936</text:p>
          </table:table-cell>
          <table:table-cell office:value-type="float" office:value="6905856" calcext:value-type="float">
            <text:p>690585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8432000" calcext:value-type="float">
            <text:p>18432000</text:p>
          </table:table-cell>
          <table:table-cell office:value-type="float" office:value="1703936" calcext:value-type="float">
            <text:p>1703936</text:p>
          </table:table-cell>
          <table:table-cell office:value-type="float" office:value="6905856" calcext:value-type="float">
            <text:p>690585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9431424" calcext:value-type="float">
            <text:p>19431424</text:p>
          </table:table-cell>
          <table:table-cell office:value-type="float" office:value="1703936" calcext:value-type="float">
            <text:p>1703936</text:p>
          </table:table-cell>
          <table:table-cell office:value-type="float" office:value="6905856" calcext:value-type="float">
            <text:p>690585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0430848" calcext:value-type="float">
            <text:p>20430848</text:p>
          </table:table-cell>
          <table:table-cell office:value-type="float" office:value="1703936" calcext:value-type="float">
            <text:p>1703936</text:p>
          </table:table-cell>
          <table:table-cell office:value-type="float" office:value="6905856" calcext:value-type="float">
            <text:p>690585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8231296" calcext:value-type="float">
            <text:p>18231296</text:p>
          </table:table-cell>
          <table:table-cell office:value-type="float" office:value="1703936" calcext:value-type="float">
            <text:p>1703936</text:p>
          </table:table-cell>
          <table:table-cell office:value-type="float" office:value="6905856" calcext:value-type="float">
            <text:p>690585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9230720" calcext:value-type="float">
            <text:p>19230720</text:p>
          </table:table-cell>
          <table:table-cell office:value-type="float" office:value="1703936" calcext:value-type="float">
            <text:p>1703936</text:p>
          </table:table-cell>
          <table:table-cell office:value-type="float" office:value="6905856" calcext:value-type="float">
            <text:p>690585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0234240" calcext:value-type="float">
            <text:p>20234240</text:p>
          </table:table-cell>
          <table:table-cell office:value-type="float" office:value="1703936" calcext:value-type="float">
            <text:p>1703936</text:p>
          </table:table-cell>
          <table:table-cell office:value-type="float" office:value="6905856" calcext:value-type="float">
            <text:p>690585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8030592" calcext:value-type="float">
            <text:p>18030592</text:p>
          </table:table-cell>
          <table:table-cell office:value-type="float" office:value="1703936" calcext:value-type="float">
            <text:p>1703936</text:p>
          </table:table-cell>
          <table:table-cell office:value-type="float" office:value="6905856" calcext:value-type="float">
            <text:p>690585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9030016" calcext:value-type="float">
            <text:p>19030016</text:p>
          </table:table-cell>
          <table:table-cell office:value-type="float" office:value="1703936" calcext:value-type="float">
            <text:p>1703936</text:p>
          </table:table-cell>
          <table:table-cell office:value-type="float" office:value="6905856" calcext:value-type="float">
            <text:p>690585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0033536" calcext:value-type="float">
            <text:p>20033536</text:p>
          </table:table-cell>
          <table:table-cell office:value-type="float" office:value="1703936" calcext:value-type="float">
            <text:p>1703936</text:p>
          </table:table-cell>
          <table:table-cell office:value-type="float" office:value="6905856" calcext:value-type="float">
            <text:p>690585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7829888" calcext:value-type="float">
            <text:p>17829888</text:p>
          </table:table-cell>
          <table:table-cell office:value-type="float" office:value="1703936" calcext:value-type="float">
            <text:p>1703936</text:p>
          </table:table-cell>
          <table:table-cell office:value-type="float" office:value="6905856" calcext:value-type="float">
            <text:p>690585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8833408" calcext:value-type="float">
            <text:p>18833408</text:p>
          </table:table-cell>
          <table:table-cell office:value-type="float" office:value="1703936" calcext:value-type="float">
            <text:p>1703936</text:p>
          </table:table-cell>
          <table:table-cell office:value-type="float" office:value="6905856" calcext:value-type="float">
            <text:p>690585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9832832" calcext:value-type="float">
            <text:p>19832832</text:p>
          </table:table-cell>
          <table:table-cell office:value-type="float" office:value="1703936" calcext:value-type="float">
            <text:p>1703936</text:p>
          </table:table-cell>
          <table:table-cell office:value-type="float" office:value="6905856" calcext:value-type="float">
            <text:p>690585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7629184" calcext:value-type="float">
            <text:p>17629184</text:p>
          </table:table-cell>
          <table:table-cell office:value-type="float" office:value="1703936" calcext:value-type="float">
            <text:p>1703936</text:p>
          </table:table-cell>
          <table:table-cell office:value-type="float" office:value="6905856" calcext:value-type="float">
            <text:p>690585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8632704" calcext:value-type="float">
            <text:p>18632704</text:p>
          </table:table-cell>
          <table:table-cell office:value-type="float" office:value="1703936" calcext:value-type="float">
            <text:p>1703936</text:p>
          </table:table-cell>
          <table:table-cell office:value-type="float" office:value="6905856" calcext:value-type="float">
            <text:p>690585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9632128" calcext:value-type="float">
            <text:p>19632128</text:p>
          </table:table-cell>
          <table:table-cell office:value-type="float" office:value="1703936" calcext:value-type="float">
            <text:p>1703936</text:p>
          </table:table-cell>
          <table:table-cell office:value-type="float" office:value="6905856" calcext:value-type="float">
            <text:p>690585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7428480" calcext:value-type="float">
            <text:p>17428480</text:p>
          </table:table-cell>
          <table:table-cell office:value-type="float" office:value="1703936" calcext:value-type="float">
            <text:p>1703936</text:p>
          </table:table-cell>
          <table:table-cell office:value-type="float" office:value="6905856" calcext:value-type="float">
            <text:p>690585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8432000" calcext:value-type="float">
            <text:p>18432000</text:p>
          </table:table-cell>
          <table:table-cell office:value-type="float" office:value="1703936" calcext:value-type="float">
            <text:p>1703936</text:p>
          </table:table-cell>
          <table:table-cell office:value-type="float" office:value="6905856" calcext:value-type="float">
            <text:p>690585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431424" calcext:value-type="float">
            <text:p>19431424</text:p>
          </table:table-cell>
          <table:table-cell office:value-type="float" office:value="1703936" calcext:value-type="float">
            <text:p>1703936</text:p>
          </table:table-cell>
          <table:table-cell office:value-type="float" office:value="6905856" calcext:value-type="float">
            <text:p>690585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0430848" calcext:value-type="float">
            <text:p>20430848</text:p>
          </table:table-cell>
          <table:table-cell office:value-type="float" office:value="1703936" calcext:value-type="float">
            <text:p>1703936</text:p>
          </table:table-cell>
          <table:table-cell office:value-type="float" office:value="6905856" calcext:value-type="float">
            <text:p>69058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231296" calcext:value-type="float">
            <text:p>18231296</text:p>
          </table:table-cell>
          <table:table-cell office:value-type="float" office:value="1703936" calcext:value-type="float">
            <text:p>1703936</text:p>
          </table:table-cell>
          <table:table-cell office:value-type="float" office:value="6905856" calcext:value-type="float">
            <text:p>690585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9230720" calcext:value-type="float">
            <text:p>19230720</text:p>
          </table:table-cell>
          <table:table-cell office:value-type="float" office:value="1703936" calcext:value-type="float">
            <text:p>1703936</text:p>
          </table:table-cell>
          <table:table-cell office:value-type="float" office:value="6905856" calcext:value-type="float">
            <text:p>690585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0234240" calcext:value-type="float">
            <text:p>20234240</text:p>
          </table:table-cell>
          <table:table-cell office:value-type="float" office:value="1703936" calcext:value-type="float">
            <text:p>1703936</text:p>
          </table:table-cell>
          <table:table-cell office:value-type="float" office:value="6905856" calcext:value-type="float">
            <text:p>690585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8030592" calcext:value-type="float">
            <text:p>18030592</text:p>
          </table:table-cell>
          <table:table-cell office:value-type="float" office:value="1703936" calcext:value-type="float">
            <text:p>1703936</text:p>
          </table:table-cell>
          <table:table-cell office:value-type="float" office:value="6905856" calcext:value-type="float">
            <text:p>690585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9030016" calcext:value-type="float">
            <text:p>19030016</text:p>
          </table:table-cell>
          <table:table-cell office:value-type="float" office:value="1703936" calcext:value-type="float">
            <text:p>1703936</text:p>
          </table:table-cell>
          <table:table-cell office:value-type="float" office:value="6905856" calcext:value-type="float">
            <text:p>690585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0033536" calcext:value-type="float">
            <text:p>20033536</text:p>
          </table:table-cell>
          <table:table-cell office:value-type="float" office:value="1703936" calcext:value-type="float">
            <text:p>1703936</text:p>
          </table:table-cell>
          <table:table-cell office:value-type="float" office:value="6905856" calcext:value-type="float">
            <text:p>690585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7829888" calcext:value-type="float">
            <text:p>17829888</text:p>
          </table:table-cell>
          <table:table-cell office:value-type="float" office:value="1703936" calcext:value-type="float">
            <text:p>1703936</text:p>
          </table:table-cell>
          <table:table-cell office:value-type="float" office:value="6905856" calcext:value-type="float">
            <text:p>690585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8833408" calcext:value-type="float">
            <text:p>18833408</text:p>
          </table:table-cell>
          <table:table-cell office:value-type="float" office:value="1703936" calcext:value-type="float">
            <text:p>1703936</text:p>
          </table:table-cell>
          <table:table-cell office:value-type="float" office:value="6905856" calcext:value-type="float">
            <text:p>690585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9832832" calcext:value-type="float">
            <text:p>19832832</text:p>
          </table:table-cell>
          <table:table-cell office:value-type="float" office:value="1703936" calcext:value-type="float">
            <text:p>1703936</text:p>
          </table:table-cell>
          <table:table-cell office:value-type="float" office:value="6905856" calcext:value-type="float">
            <text:p>690585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7629184" calcext:value-type="float">
            <text:p>17629184</text:p>
          </table:table-cell>
          <table:table-cell office:value-type="float" office:value="1703936" calcext:value-type="float">
            <text:p>1703936</text:p>
          </table:table-cell>
          <table:table-cell office:value-type="float" office:value="6905856" calcext:value-type="float">
            <text:p>690585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8632704" calcext:value-type="float">
            <text:p>18632704</text:p>
          </table:table-cell>
          <table:table-cell office:value-type="float" office:value="1703936" calcext:value-type="float">
            <text:p>1703936</text:p>
          </table:table-cell>
          <table:table-cell office:value-type="float" office:value="6905856" calcext:value-type="float">
            <text:p>690585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9632128" calcext:value-type="float">
            <text:p>19632128</text:p>
          </table:table-cell>
          <table:table-cell office:value-type="float" office:value="1703936" calcext:value-type="float">
            <text:p>1703936</text:p>
          </table:table-cell>
          <table:table-cell office:value-type="float" office:value="6905856" calcext:value-type="float">
            <text:p>690585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7428480" calcext:value-type="float">
            <text:p>17428480</text:p>
          </table:table-cell>
          <table:table-cell office:value-type="float" office:value="1703936" calcext:value-type="float">
            <text:p>1703936</text:p>
          </table:table-cell>
          <table:table-cell office:value-type="float" office:value="6905856" calcext:value-type="float">
            <text:p>690585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8432000" calcext:value-type="float">
            <text:p>18432000</text:p>
          </table:table-cell>
          <table:table-cell office:value-type="float" office:value="1703936" calcext:value-type="float">
            <text:p>1703936</text:p>
          </table:table-cell>
          <table:table-cell office:value-type="float" office:value="6905856" calcext:value-type="float">
            <text:p>690585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9431424" calcext:value-type="float">
            <text:p>19431424</text:p>
          </table:table-cell>
          <table:table-cell office:value-type="float" office:value="1703936" calcext:value-type="float">
            <text:p>1703936</text:p>
          </table:table-cell>
          <table:table-cell office:value-type="float" office:value="6905856" calcext:value-type="float">
            <text:p>690585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0430848" calcext:value-type="float">
            <text:p>20430848</text:p>
          </table:table-cell>
          <table:table-cell office:value-type="float" office:value="1703936" calcext:value-type="float">
            <text:p>1703936</text:p>
          </table:table-cell>
          <table:table-cell office:value-type="float" office:value="6905856" calcext:value-type="float">
            <text:p>690585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8231296" calcext:value-type="float">
            <text:p>18231296</text:p>
          </table:table-cell>
          <table:table-cell office:value-type="float" office:value="1703936" calcext:value-type="float">
            <text:p>1703936</text:p>
          </table:table-cell>
          <table:table-cell office:value-type="float" office:value="6905856" calcext:value-type="float">
            <text:p>690585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9230720" calcext:value-type="float">
            <text:p>19230720</text:p>
          </table:table-cell>
          <table:table-cell office:value-type="float" office:value="1703936" calcext:value-type="float">
            <text:p>1703936</text:p>
          </table:table-cell>
          <table:table-cell office:value-type="float" office:value="6905856" calcext:value-type="float">
            <text:p>690585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0234240" calcext:value-type="float">
            <text:p>20234240</text:p>
          </table:table-cell>
          <table:table-cell office:value-type="float" office:value="1703936" calcext:value-type="float">
            <text:p>1703936</text:p>
          </table:table-cell>
          <table:table-cell office:value-type="float" office:value="6905856" calcext:value-type="float">
            <text:p>690585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8030592" calcext:value-type="float">
            <text:p>18030592</text:p>
          </table:table-cell>
          <table:table-cell office:value-type="float" office:value="1703936" calcext:value-type="float">
            <text:p>1703936</text:p>
          </table:table-cell>
          <table:table-cell office:value-type="float" office:value="6905856" calcext:value-type="float">
            <text:p>690585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9132416" calcext:value-type="float">
            <text:p>19132416</text:p>
          </table:table-cell>
          <table:table-cell office:value-type="float" office:value="1703936" calcext:value-type="float">
            <text:p>1703936</text:p>
          </table:table-cell>
          <table:table-cell office:value-type="float" office:value="6905856" calcext:value-type="float">
            <text:p>690585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121])/120" office:value-type="float" office:value="18905019.7333333" calcext:value-type="float">
            <text:p>18905019,7333333</text:p>
          </table:table-cell>
          <table:table-cell table:formula="of:=SUM([.C2:.C121])/120" office:value-type="float" office:value="1712844.8" calcext:value-type="float">
            <text:p>1712844,8</text:p>
          </table:table-cell>
          <table:table-cell table:formula="of:=SUM([.D2:.D121])/120" office:value-type="float" office:value="6999995.73333333" calcext:value-type="float">
            <text:p>6999995,73333333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3:.B121])" office:value-type="float" office:value="20430848" calcext:value-type="float">
            <text:p>20430848</text:p>
          </table:table-cell>
          <table:table-cell table:formula="of:=MAX([.C2:.C121])" office:value-type="float" office:value="1740800" calcext:value-type="float">
            <text:p>1740800</text:p>
          </table:table-cell>
          <table:table-cell table:formula="of:=MAX([.D2:.D121])" office:value-type="float" office:value="7139328" calcext:value-type="float">
            <text:p>713932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121])" office:value-type="float" office:value="17358848" calcext:value-type="float">
            <text:p>17358848</text:p>
          </table:table-cell>
          <table:table-cell table:formula="of:=MIN([.C2:.C121])" office:value-type="float" office:value="1703936" calcext:value-type="float">
            <text:p>1703936</text:p>
          </table:table-cell>
          <table:table-cell table:formula="of:=MIN([.D2:.D121])" office:value-type="float" office:value="6623232" calcext:value-type="float">
            <text:p>66232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8">00.00.0000</text:date>, <text:time style:data-style-name="N2" text:time-value="19:00:59.93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18-06-18T19:01:19.295000000</dc:date>
    <meta:editing-duration>PT30M8S</meta:editing-duration>
    <meta:editing-cycles>13</meta:editing-cycles>
    <meta:document-statistic meta:table-count="1" meta:cell-count="495" meta:object-count="0"/>
  </office:meta>
</office:document-meta>
</file>